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622cm" fo:min-width="1.506cm"/>
    </style:style>
    <style:style style:name="gr6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622cm" fo:min-width="1.809cm"/>
    </style:style>
    <style:style style:name="gr10" style:family="graphic" style:parent-style-name="objectwithoutfill">
      <style:graphic-properties draw:marker-end="Arrow" draw:marker-end-width="0.2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2.5cm" svg:height="3.6cm" svg:x="10.9cm" svg:y="1.2cm">
          <text:p text:style-name="P1"><text:span text:style-name="T1">Publication</text:span></text:p>
          <text:p text:style-name="P1"><text:span text:style-name="T1"/></text:p>
          <text:p text:style-name="P2"><text:span text:style-name="T2">text,</text:span></text:p>
          <text:p text:style-name="P2"><text:span text:style-name="T2">figures, </text:span></text:p>
          <text:p text:style-name="P2"><text:span text:style-name="T2">tables, </text:span></text:p>
          <text:p text:style-name="P2"><text:span text:style-name="T2">references, </text:span></text:p>
          <text:p text:style-name="P2"><text:span text:style-name="T2">etc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61cm" svg:height="1.017cm" svg:x="0.3cm" svg:y="1.383cm">
          <text:p text:style-name="P1"><text:span text:style-name="T1">Bright</text:span></text:p>
          <text:p text:style-name="P1"><text:span text:style-name="T1">Ide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542cm" svg:height="1.016cm" svg:x="0.2cm" svg:y="3.3cm">
          <text:p text:style-name="P1"><text:span text:style-name="T1">data.csv</text:span></text:p>
          <draw:enhanced-geometry svg:viewBox="0 0 21600 21600" draw:path-stretchpoint-x="10800" draw:path-stretchpoint-y="10800" draw:text-areas="?f3 ?f4 ?f5 ?f6" draw:type="round-rectangle" draw:modifiers="4166.456867826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9cm" svg:y1="2.4cm" svg:x2="3.7cm" svg:y2="2.8cm">
          <text:p/>
        </draw:line>
        <draw:line draw:style-name="gr4" draw:text-style-name="P1" draw:layer="layout" svg:x1="2.9cm" svg:y1="3.808cm" svg:x2="3.7cm" svg:y2="3.3cm">
          <text:p/>
        </draw:line>
        <draw:custom-shape draw:style-name="gr5" draw:text-style-name="P3" draw:layer="layout" svg:width="2.1cm" svg:height="0.966cm" svg:x="3.8cm" svg:y="2.6cm">
          <text:p text:style-name="P1"><text:span text:style-name="T1">Analy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0.4cm" svg:y1="0.6cm" svg:x2="11cm" svg:y2="0.6cm">
          <text:p text:style-name="P1"><text:span text:style-name="T1">Author</text:span></text:p>
        </draw:line>
        <draw:line draw:style-name="gr7" draw:text-style-name="P3" draw:layer="layout" svg:x1="13.5cm" svg:y1="6.5cm" svg:x2="2.3cm" svg:y2="6.5cm">
          <text:p/>
        </draw:line>
        <draw:frame draw:style-name="gr8" draw:text-style-name="P4" draw:layer="layout" svg:width="1.92cm" svg:height="0.725cm" svg:x="10.68cm" svg:y="5.775cm">
          <draw:text-box>
            <text:p><text:span text:style-name="T1">Reader</text:span></text:p>
          </draw:text-box>
        </draw:frame>
        <draw:line draw:style-name="gr4" draw:text-style-name="P1" draw:layer="layout" svg:x1="6.1cm" svg:y1="2.5cm" svg:x2="7.3cm" svg:y2="1.5cm">
          <text:p/>
        </draw:line>
        <draw:custom-shape draw:style-name="gr5" draw:text-style-name="P3" draw:layer="layout" svg:width="2.1cm" svg:height="0.966cm" svg:x="7.551cm" svg:y="1cm">
          <text:p text:style-name="P1"><text:span text:style-name="T1">Figu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1cm" svg:height="0.966cm" svg:x="7.551cm" svg:y="2.601cm">
          <text:p text:style-name="P1"><text:span text:style-name="T1">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.403cm" svg:height="0.966cm" svg:x="7.4cm" svg:y="4.202cm">
          <text:p text:style-name="P1"><text:span text:style-name="T1">Summar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.2cm" svg:y1="3.1cm" svg:x2="7.3cm" svg:y2="3.1cm">
          <text:p/>
        </draw:line>
        <draw:line draw:style-name="gr4" draw:text-style-name="P1" draw:layer="layout" svg:x1="6.2cm" svg:y1="3.7cm" svg:x2="7.2cm" svg:y2="4.7cm">
          <text:p/>
        </draw:line>
        <draw:line draw:style-name="gr4" draw:text-style-name="P1" draw:layer="layout" svg:x1="9.8cm" svg:y1="1.4cm" svg:x2="10.8cm" svg:y2="2.501cm">
          <text:p/>
        </draw:line>
        <draw:line draw:style-name="gr4" draw:text-style-name="P1" draw:layer="layout" svg:x1="9.7cm" svg:y1="3.099cm" svg:x2="10.8cm" svg:y2="3.1cm">
          <text:p/>
        </draw:line>
        <draw:line draw:style-name="gr4" draw:text-style-name="P1" draw:layer="layout" svg:x1="9.95cm" svg:y1="4.799cm" svg:x2="10.8cm" svg:y2="3.9cm">
          <text:p/>
        </draw:line>
        <draw:line draw:style-name="gr10" draw:text-style-name="P1" draw:layer="layout" svg:x1="0.2cm" svg:y1="5.7cm" svg:x2="1.1cm" svg:y2="5.7cm">
          <text:p/>
        </draw:line>
        <draw:frame draw:style-name="gr11" draw:text-style-name="P5" draw:layer="layout" svg:width="3.965cm" svg:height="0.569cm" svg:x="1.04cm" svg:y="5.4cm">
          <draw:text-box>
            <text:p><text:span text:style-name="T3">(Scripted for reproducibility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333333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8" draw:fill-hatch-name="Hatching_20_1" draw:fill-image-name="Bitmape_20_1" draw:fill-image-width="0cm" draw:fill-image-height="0cm" fo:padding-bottom="0.63cm" fo:padding-left="0.05cm" draw:measure-vertical-align="abov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hemie </meta:initial-creator>
    <meta:creation-date>2015-02-17T15:23:36</meta:creation-date>
    <dc:date>2015-06-24T14:19:34.135751464</dc:date>
    <dc:creator>Nehemie </dc:creator>
    <meta:editing-duration>PT4H30M27S</meta:editing-duration>
    <meta:editing-cycles>12</meta:editing-cycles>
    <meta:generator>LibreOffice/4.3.3.2$Linux_X86_64 LibreOffice_project/430m0$Build-2</meta:generator>
    <meta:document-statistic meta:object-count="20"/>
  </office:meta>
</office:document-meta>
</file>